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T1" style:family="text">
      <style:text-properties officeooo:rsid="000bd2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Contexte : imagerie Light-Sheet et fusion multivue</text:h>
      <text:p text:style-name="Text_20_body">La microscopie Light-Sheet 3D permet d’imager des embryons ou tissus épais avec une phototoxicité réduite. Mais une <text:span text:style-name="Strong_20_Emphasis">vue unique</text:span> souffre systématiquement de :</text:p>
      <text:list text:style-name="L1">
        <text:list-item>
          <text:p text:style-name="P1">résolution anisotrope (axe axial dégradé),</text:p>
        </text:list-item>
        <text:list-item>
          <text:p text:style-name="P1">perte de signal en profondeur,</text:p>
        </text:list-item>
        <text:list-item>
          <text:p text:style-name="P1">zones d’ombre et artefacts optiques.</text:p>
        </text:list-item>
      </text:list>
      <text:p text:style-name="Text_20_body">Les systèmes <text:span text:style-name="Strong_20_Emphasis">multivues</text:span> (rotations de l’échantillon ou multi-objectifs) corrigent ces défauts en combinant plusieurs acquisitions complémentaires, puis en les <text:span text:style-name="Strong_20_Emphasis">fusionnant</text:span> via enregistrement + déconvolution. Des méthodes comme la multiview deconvolution de Preibisch (2013) et des systèmes comme IsoView (2015) montrent qu’on sait obtenir des volumes quasi isotropes et de très haute qualité à partir de plusieurs vues réelles.</text:p>
      <text:p text:style-name="Text_20_body">Le challenge Fuse My Cells demande précisément l’inverse : <text:span text:style-name="Strong_20_Emphasis">produire un volume équivalent à une fusion multivue, mais à partir d’une seule vue 3D</text:span>.</text:p>
      <text:h text:style-name="Heading_20_2" text:outline-level="2">2. Ce que l’on sait faire : restauration et débruitage à partir d’une vue</text:h>
      <text:h text:style-name="Heading_20_3" text:outline-level="3">2.1. Débruitage supervisé : CARE</text:h>
      <text:p text:style-name="Text_20_body">CARE (Weigert 2018) apprend une carte de restauration à partir de paires {image bruitée / image de référence}. Il repose sur un U-Net 3D et modélise une distribution de sortie. Il est très efficace pour :</text:p>
      <text:list text:style-name="L2">
        <text:list-item>
          <text:p text:style-name="P2">supprimer le bruit,</text:p>
        </text:list-item>
        <text:list-item>
          <text:p text:style-name="P2">corriger partiellement des flous modérés,</text:p>
        </text:list-item>
        <text:list-item>
          <text:p text:style-name="P2">récupérer des structures faibles lorsque l’information est encore présente dans l’image bruitée.</text:p>
        </text:list-item>
      </text:list>
      <text:p text:style-name="Text_20_body">Ce que l’on sait faire :</text:p>
      <text:list text:style-name="L3">
        <text:list-item>
          <text:p text:style-name="P3">Restaurer des images proches d’un ground truth connu, dans un cadre <text:span text:style-name="Strong_20_Emphasis">supervisé</text:span>, avec un gain net en SNR.</text:p>
        </text:list-item>
      </text:list>
      <text:p text:style-name="Text_20_body">Limites pour Fuse My Cells :</text:p>
      <text:list text:style-name="L4">
        <text:list-item>
          <text:p text:style-name="P4">Nécessite des données de référence (ici une fusion multivue) pour l’entraînement.</text:p>
        </text:list-item>
        <text:list-item>
          <text:p text:style-name="P4">Ne crée pas d’information vraiment nouvelle : il « amplifie » ce qui est implicitement présent dans l’entrée, mais ne remplace pas un angle de vue manquant. </text:p>
        </text:list-item>
      </text:list>
      <text:h text:style-name="Heading_20_3" text:outline-level="3">2.2. Débruitage auto-supervisé : Noise2Void</text:h>
      <text:p text:style-name="Text_20_body">Noise2Void (Krull 2019) apprend à débruiter sans ground truth, en masquant des pixels et en demandant au réseau de les prédire à partir du contexte.</text:p>
      <text:p text:style-name="Text_20_body">Ce que l’on sait faire :</text:p>
      <text:list text:style-name="L5">
        <text:list-item>
          <text:p text:style-name="P5"><text:soft-page-break/>Réduire le bruit dans des images uniques, sans données de référence.</text:p>
        </text:list-item>
        <text:list-item>
          <text:p text:style-name="P5">Exploiter la redondance spatiale pour reconstruire un signal « moyen ».</text:p>
        </text:list-item>
      </text:list>
      <text:p text:style-name="Text_20_body">Limites :</text:p>
      <text:list text:style-name="L6">
        <text:list-item>
          <text:p text:style-name="P6">Hypothèse clé : <text:span text:style-name="Strong_20_Emphasis">bruit indépendant</text:span>, signal corrélé → ne traite pas l’anisotropie de résolution.</text:p>
        </text:list-item>
        <text:list-item>
          <text:p text:style-name="P6">Comme CARE, il ne reconstruit pas des structures absentes de l’image d’entrée. </text:p>
        </text:list-item>
      </text:list>
      <text:h text:style-name="Heading_20_3" text:outline-level="3">2.3. Méthodes classiques : BM3D, Richardson–Lucy et variantes</text:h>
      <text:p text:style-name="Text_20_body"><text:span text:style-name="Strong_20_Emphasis">BM3D (Dabov 2007)</text:span><text:line-break/>Denoiser de référence basé sur le regroupement de patchs similaires et une transformée 3D. Très performant pour le bruit gaussien, conserve bien les textures.</text:p>
      <text:p text:style-name="Text_20_body">Ce que l’on sait faire :</text:p>
      <text:list text:style-name="L7">
        <text:list-item>
          <text:p text:style-name="P7">Débruiter fortement sans perdre trop de détails,</text:p>
        </text:list-item>
        <text:list-item>
          <text:p text:style-name="P7">Servir de baseline pour comparer des méthodes DL.</text:p>
        </text:list-item>
      </text:list>
      <text:p text:style-name="Text_20_body">Limites :</text:p>
      <text:list text:style-name="L8">
        <text:list-item>
          <text:p text:style-name="P8">Ne gère pas les flous physiques complexes,</text:p>
        </text:list-item>
        <text:list-item>
          <text:p text:style-name="P8">Ne traite pas l’anisotropie ni la perte d’information en profondeur.</text:p>
        </text:list-item>
      </text:list>
      <text:p text:style-name="Text_20_body"><text:span text:style-name="Strong_20_Emphasis">Richardson–Lucy (RL) et RL régularisé</text:span><text:line-break/>RL est une méthode de déconvolution itérative bayésienne adaptée au bruit de Poisson. Avec régularisation (Tikhonov ou TV), on stabilise l’algorithme et on évite l’amplification du bruit.</text:p>
      <text:p text:style-name="Text_20_body">Ce que l’on sait faire :</text:p>
      <text:list text:style-name="L9">
        <text:list-item>
          <text:p text:style-name="P9">Améliorer significativement la netteté,</text:p>
        </text:list-item>
        <text:list-item>
          <text:p text:style-name="P9">Corriger un flou connu (PSF mesurée),</text:p>
        </text:list-item>
        <text:list-item>
          <text:p text:style-name="P9">Restaurer des images confocales ou Light-Sheet lorsque la PSF est bien calibrée.</text:p>
        </text:list-item>
      </text:list>
      <text:p text:style-name="Text_20_body">Limites :</text:p>
      <text:list text:style-name="L10">
        <text:list-item>
          <text:p text:style-name="P10">Sensible aux erreurs de PSF et au bruit si mal régularisé,</text:p>
        </text:list-item>
        <text:list-item>
          <text:p text:style-name="P10">Purement monoculaire : ne compense pas l’absence de vues supplémentaires,</text:p>
        </text:list-item>
        <text:list-item>
          <text:p text:style-name="P10">Ne recrée pas de structures inexistantes dans l’image brute.</text:p>
        </text:list-item>
      </text:list>
      <text:p text:style-name="Text_20_body"><text:span text:style-name="Strong_20_Emphasis">Bilan de ce bloc</text:span><text:line-break/>Les méthodes 2D/3D à partir d’une seule vue sont <text:span text:style-name="Strong_20_Emphasis">très bonnes pour débruiter et déconvoluer</text:span>, mais elles reposent sur l’idée que l’information à récupérer est déjà présente, dégradée par le bruit ou le flou. Elles ne répondent pas au problème de <text:span text:style-name="Strong_20_Emphasis">compléter l’information géométrique manquante due à l’absence de vues</text:span>.</text:p>
      <text:h text:style-name="Heading_20_2" text:outline-level="2"><text:soft-page-break/>3. Déconvolution multivue et systèmes instrumentaux</text:h>
      <text:h text:style-name="Heading_20_3" text:outline-level="3">3.1. Multiview deconvolution : Preibisch 2013</text:h>
      <text:p text:style-name="Text_20_body">Preibisch généralise Richardson–Lucy au cas multivue : plusieurs images du même échantillon, chacune avec sa PSF. L’algorithme combine toutes les vues dans un schéma bayésien et, grâce à des optimisations, devient utilisable sur de gros volumes.</text:p>
      <text:p text:style-name="Text_20_body">Ce que l’on sait faire :</text:p>
      <text:list text:style-name="L11">
        <text:list-item>
          <text:p text:style-name="P11">Obtenir une reconstruction 3D quasi isotrope à partir de plusieurs angles.</text:p>
        </text:list-item>
        <text:list-item>
          <text:p text:style-name="P11">Réduire drastiquement les zones d’ombre et la perte de signal en profondeur.</text:p>
        </text:list-item>
        <text:list-item>
          <text:p text:style-name="P11">Servir de référence pour ce que doit être une « fusion multivue idéale ». </text:p>
        </text:list-item>
      </text:list>
      <text:p text:style-name="Text_20_body">Limites :</text:p>
      <text:list text:style-name="L12">
        <text:list-item>
          <text:p text:style-name="P12">Nécessite plusieurs vues réelles → phototoxicité, temps d’acquisition, complexité instrumentale.</text:p>
        </text:list-item>
        <text:list-item>
          <text:p text:style-name="P12">Toujours dépendant d’une PSF correcte et d’un enregistrement précis.</text:p>
        </text:list-item>
      </text:list>
      <text:h text:style-name="Heading_20_3" text:outline-level="3">3.2. Systèmes Light-Sheet avancés : IsoView</text:h>
      <text:p text:style-name="Text_20_body">IsoView (Chhetri 2015) utilise une géométrie à quatre objectifs pour acquérir quatre vues simultanées, combinées ensuite par multiview deconvolution (type Preibisch).</text:p>
      <text:p text:style-name="Text_20_body">Ce que l’on sait faire :</text:p>
      <text:list text:style-name="L13">
        <text:list-item>
          <text:p text:style-name="P13">Imagerie d’organismes entiers avec résolution presque isotrope.</text:p>
        </text:list-item>
        <text:list-item>
          <text:p text:style-name="P13">Acquisition rapide compatible avec des phénomènes dynamiques.</text:p>
        </text:list-item>
        <text:list-item>
          <text:p text:style-name="P13">Limiter les artefacts directionnels en multipliant les angles. </text:p>
        </text:list-item>
      </text:list>
      <text:p text:style-name="Text_20_body">Limites :</text:p>
      <text:list text:style-name="L14">
        <text:list-item>
          <text:p text:style-name="P14">Architecture instrumentale complexe et coûteuse,</text:p>
        </text:list-item>
        <text:list-item>
          <text:p text:style-name="P14">Toujours plusieurs voies d’excitation / détection → pas compatible avec une acquisition « une seule vue simple » comme dans le challenge.</text:p>
        </text:list-item>
      </text:list>
      <text:p text:style-name="Text_20_body"><text:span text:style-name="Strong_20_Emphasis">Bilan de ce bloc</text:span><text:line-break/>Sur le plan théorique et instrumental, <text:span text:style-name="Strong_20_Emphasis">la fusion multivue est un problème largement maîtrisé</text:span> : avec suffisamment de vues et une bonne modélisation du système, on sait produire des volumes de très haute qualité. Le verrou n’est pas là : il est dans l’absence de ces vues supplémentaires.</text:p>
      <text:h text:style-name="Heading_20_2" text:outline-level="2">4. Méthodes avancées : modèles variationnels et Deep Learning physique</text:h>
      <text:p text:style-name="Text_20_body">Des travaux plus récents (Variational Light-Sheet Reconstruction, SPITFIR(e), Airy beam + deep learning) adoptent une approche <text:span text:style-name="Strong_20_Emphasis">physique + optimisation</text:span> :</text:p>
      <text:list text:style-name="L15">
        <text:list-item>
          <text:p text:style-name="P15">formulation variationnelle : donnée = opérateur physique(image) + bruit,</text:p>
        </text:list-item>
        <text:list-item>
          <text:p text:style-name="P15"><text:soft-page-break/>régularisation forte (TV, sparsité, priors structurels),</text:p>
        </text:list-item>
        <text:list-item>
          <text:p text:style-name="P15">parfois combinaison avec des réseaux de neurones (deep priors, unrolled networks).</text:p>
        </text:list-item>
      </text:list>
      <text:p text:style-name="Text_20_body">Ce que l’on sait faire :</text:p>
      <text:list text:style-name="L16">
        <text:list-item>
          <text:p text:style-name="P16">Intégrer explicitement l’optique du microscope dans la reconstruction,</text:p>
        </text:list-item>
        <text:list-item>
          <text:p text:style-name="P16">Exploiter des modèles de PSF complexes (Airy, Bessel…),</text:p>
        </text:list-item>
        <text:list-item>
          <text:p text:style-name="P16">Obtenir des reconstructions plus robustes et plus interprétables que du pur deep learning.</text:p>
        </text:list-item>
      </text:list>
      <text:p text:style-name="Text_20_body">Limites :</text:p>
      <text:list text:style-name="L17">
        <text:list-item>
          <text:p text:style-name="P17">Restent souvent dépendantes de plusieurs images (multiplanes, multivues, multiz-stacks),</text:p>
        </text:list-item>
        <text:list-item>
          <text:p text:style-name="P17">Reposent sur des calibrations précises (PSF, illumination),</text:p>
        </text:list-item>
        <text:list-item>
          <text:p text:style-name="P17">Ne traitent pas le cas « une seule vue très anisotrope » comme unique observation pour viser la qualité multivue.</text:p>
        </text:list-item>
      </text:list>
      <text:h text:style-name="Heading_20_2" text:outline-level="2">5. Outils d’annotation et d’analyse multivue</text:h>
      <text:p text:style-name="Text_20_body">Des outils comme <text:span text:style-name="Strong_20_Emphasis">MaMuT</text:span> (Wolff et al., eLife 2018) adressent un autre besoin : la gestion des volumes 3D+T multivue de très grande taille.</text:p>
      <text:p text:style-name="Text_20_body">Ce que l’on sait faire :</text:p>
      <text:list text:style-name="L18">
        <text:list-item>
          <text:p text:style-name="P18">Visualiser plusieurs vues en parallèle,</text:p>
        </text:list-item>
        <text:list-item>
          <text:p text:style-name="P18">Analyser des séries temporelles volumineuses,</text:p>
        </text:list-item>
        <text:list-item>
          <text:p text:style-name="P18">Annoter et suivre des lignages cellulaires sur des données déjà reconstruites.</text:p>
        </text:list-item>
      </text:list>
      <text:p text:style-name="Text_20_body">Limites :</text:p>
      <text:list text:style-name="L19">
        <text:list-item>
          <text:p text:style-name="P19">MaMuT part du principe qu’on dispose déjà des vues (et souvent d’une fusion ou au moins d’un enregistrement multivue).</text:p>
        </text:list-item>
        <text:list-item>
          <text:p text:style-name="P19">Ce n’est pas une méthode de reconstruction, mais un outil de validation / analyse en aval.</text:p>
        </text:list-item>
      </text:list>
      <text:p text:style-name="Text_20_body">Pour Fuse My Cells, MaMuT montre surtout <text:span text:style-name="Strong_20_Emphasis">à quel point la communauté s’appuie sur les données multivue pour faire de la biologie quantitative</text:span> : le modèle que tu développeras doit produire des volumes suffisamment proches de ces reconstructions pour rester exploitables dans ce type d’outils.</text:p>
      <text:h text:style-name="Heading_20_2" text:outline-level="2">6. Synthèse : état de l’art et manques pour Fuse My Cells</text:h>
      <text:h text:style-name="Heading_20_3" text:outline-level="3">6.1. Ce que l’on sait bien faire</text:h>
      <text:list text:style-name="L20">
        <text:list-item>
          <text:p text:style-name="P20"><text:span text:style-name="Strong_20_Emphasis">Débruiter et déconvoluer une vue unique</text:span></text:p>
          <text:list>
            <text:list-item>
              <text:p text:style-name="P20">Méthodes classiques (BM3D, RL) + deep learning (CARE, Noise2Void)</text:p>
            </text:list-item>
            <text:list-item>
              <text:p text:style-name="P20">Très bonnes pour supprimer le bruit et corriger le flou lorsque l’information est présente.</text:p>
            </text:list-item>
          </text:list>
        </text:list-item>
        <text:list-item>
          <text:p text:style-name="P20"><text:soft-page-break/><text:span text:style-name="Strong_20_Emphasis">Reconstruire une fusion multivue à partir de plusieurs vues</text:span></text:p>
          <text:list>
            <text:list-item>
              <text:p text:style-name="P20">Multiview deconvolution (Preibisch) et systèmes comme IsoView.</text:p>
            </text:list-item>
            <text:list-item>
              <text:p text:style-name="P20">Références solides pour obtenir des volumes 3D isotropes et de haute qualité.</text:p>
            </text:list-item>
          </text:list>
        </text:list-item>
        <text:list-item>
          <text:p text:style-name="P20"><text:span text:style-name="Strong_20_Emphasis">Intégrer le modèle physique du microscope dans une reconstruction avancée</text:span></text:p>
          <text:list>
            <text:list-item>
              <text:p text:style-name="P20">Approches variationnelles et hybrides DL + physique.</text:p>
            </text:list-item>
            <text:list-item>
              <text:p text:style-name="P20">Reconstruction plus contrôlée et souvent plus robuste.</text:p>
            </text:list-item>
          </text:list>
        </text:list-item>
        <text:list-item>
          <text:p text:style-name="P20"><text:span text:style-name="Strong_20_Emphasis">Exploiter ces volumes pour l’analyse biologique</text:span></text:p>
          <text:list>
            <text:list-item>
              <text:p text:style-name="P20">Outils comme MaMuT pour la visualisation, le suivi cellulaire et l’annotation multivue.</text:p>
            </text:list-item>
          </text:list>
        </text:list-item>
      </text:list>
      <text:p text:style-name="Text_20_body">Sur tous ces points, l’état de l’art est mûr, avec des solutions de référence.</text:p>
      <text:h text:style-name="Heading_20_3" text:outline-level="3">6.2. Ce qui manque encore (et qui définit précisément <text:span text:style-name="T1">le</text:span> sujet)</text:h>
      <text:list text:style-name="L21">
        <text:list-item>
          <text:p text:style-name="P21"><text:span text:style-name="Strong_20_Emphasis">Fusion multivue sans vues multiples</text:span></text:p>
          <text:list>
            <text:list-item>
              <text:p text:style-name="P21">Aucune méthode actuelle ne sait reproduire fidèlement une <text:span text:style-name="Strong_20_Emphasis">fusion multivue complète à partir d’une seule vue 3D fortement anisotrope</text:span>.</text:p>
            </text:list-item>
            <text:list-item>
              <text:p text:style-name="P21">Les méthodes de débruitage / déconvolution monoculaires améliorent la qualité de la vue brute, mais ne suppriment ni les zones d’ombre ni les ambiguïtés géométriques liées à l’angle unique.</text:p>
            </text:list-item>
          </text:list>
        </text:list-item>
        <text:list-item>
          <text:p text:style-name="P21"><text:span text:style-name="Strong_20_Emphasis">Hallucination contrôlée de structures manquantes</text:span></text:p>
          <text:list>
            <text:list-item>
              <text:p text:style-name="P21">Pour approcher une fusion multivue, il faut « inventer » des détails (par exemple, la forme complète d’un noyau partiellement occulté).</text:p>
            </text:list-item>
            <text:list-item>
              <text:p text:style-name="P21">Aucun cadre standard ne concilie aujourd’hui :</text:p>
              <text:list>
                <text:list-item>
                  <text:p text:style-name="P21">un modèle physique crédible,</text:p>
                </text:list-item>
                <text:list-item>
                  <text:p text:style-name="P21">un <text:span text:style-name="Strong_20_Emphasis">prior générique sur la morphologie cellulaire</text:span>,</text:p>
                </text:list-item>
                <text:list-item>
                  <text:p text:style-name="P21">et des garanties de ne pas introduire d’artefacts biologiquement trompeurs.</text:p>
                </text:list-item>
              </text:list>
            </text:list-item>
          </text:list>
        </text:list-item>
        <text:list-item>
          <text:p text:style-name="P21"><text:span text:style-name="Strong_20_Emphasis">Robustesse à la variabilité biologique et instrumentale</text:span></text:p>
          <text:list>
            <text:list-item>
              <text:p text:style-name="P21">Les méthodes actuelles sont souvent calibrées pour un instrument donné, un type d’échantillon, un niveau de bruit fixé.</text:p>
            </text:list-item>
            <text:list-item>
              <text:p text:style-name="P21">Fuse My Cells impose de traiter des données variées, avec des différences de PSF, d’intensité, de préparation.</text:p>
            </text:list-item>
          </text:list>
        </text:list-item>
        <text:list-item>
          <text:p text:style-name="P21"><text:span text:style-name="Strong_20_Emphasis">Optimisation directe de métriques biologiquement pertinentes</text:span></text:p>
          <text:list>
            <text:list-item>
              <text:p text:style-name="P21">Les travaux existants optimisent en général MSE, PSNR ou des critères géométriques génériques.</text:p>
            </text:list-item>
            <text:list-item>
              <text:p text:style-name="P21">Le challenge fournit des métriques spécifiques (N-SSIM nucleus / membrane, N-IOU nucleus / membrane) qui mesurent à la fois la fidélité géométrique et l’utilité pour la segmentation.</text:p>
            </text:list-item>
            <text:list-item>
              <text:p text:style-name="P21"><text:soft-page-break/>Il reste à concevoir des modèles et des pertes qui ciblent explicitement ces critères.</text:p>
            </text:list-item>
          </text:list>
        </text:list-item>
        <text:list-item>
          <text:p text:style-name="P21"><text:span text:style-name="Strong_20_Emphasis">Compatibilité avec un pipeline d’analyse aval</text:span></text:p>
          <text:list>
            <text:list-item>
              <text:p text:style-name="P21">Peu de travaux se demandent : “la reconstruction produite est-elle suffisamment fiable pour un pipeline de segmentation / tracking type Cellpose + MaMuT ?”</text:p>
            </text:list-item>
            <text:list-item>
              <text:p text:style-name="P21">C’est pourtant une contrainte implicite de Fuse My Cells.</text:p>
            </text:list-item>
          </text:list>
        </text:list-item>
      </text:list>
      <text:h text:style-name="Heading_20_2" text:outline-level="2">7. Positionnement possible de <text:span text:style-name="T1">MON</text:span> travail</text:h>
      <text:p text:style-name="Text_20_body">Dans ce paysage, <text:span text:style-name="T1">M</text:span>on projet peut se positionner ainsi :</text:p>
      <text:list text:style-name="L22">
        <text:list-item>
          <text:p text:style-name="P22">Partir des acquis de la déconvolution multivue (Preibisch) pour définir la <text:span text:style-name="Strong_20_Emphasis">cible</text:span> : une fusion multivue idéale.</text:p>
        </text:list-item>
        <text:list-item>
          <text:p text:style-name="P22">S’appuyer sur les modèles de restauration d’une vue (CARE, Noise2Void, RL, BM3D) pour le <text:span text:style-name="Strong_20_Emphasis">prétraitement et le nettoyage</text:span>.</text:p>
        </text:list-item>
        <text:list-item>
          <text:p text:style-name="P22">Tirer parti des approches variationnelles / physiques pour <text:span text:style-name="Strong_20_Emphasis">imposer un modèle d’imagerie cohérent</text:span>, tout en laissant un module d’apprentissage (réseau) <text:span text:style-name="Strong_20_Emphasis">apprendre le prior morphologique</text:span> manquant.</text:p>
        </text:list-item>
        <text:list-item>
          <text:p text:style-name="P22">Concevoir une méthode évaluée non seulement en PSNR/SSIM, mais surtout en <text:span text:style-name="Strong_20_Emphasis">N-SSIM / N-IOU</text:span> sur noyaux et membranes, de manière à garantir une utilité réelle pour la segmentation.</text:p>
        </text:list-item>
      </text:list>
      <text:p text:style-name="Text_20_body">En résumé :<text:line-break/>l’état de l’art montre que l’on sait très bien <text:span text:style-name="Strong_20_Emphasis">reconstruire à partir de plusieurs vues</text:span>, et <text:span text:style-name="Strong_20_Emphasis">dénoncer le bruit d’une vue unique</text:span>, mais on ne sait pas encore <text:span text:style-name="Strong_20_Emphasis">transformer une seule vue Light-Sheet en équivalent fiable d’une fusion multivue</text:span>. C’est précisément le gap que <text:span text:style-name="T1">mo</text:span>n projet doit explor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08:13:58.307792600</meta:creation-date>
    <dc:date>2025-11-27T08:17:36.128231000</dc:date>
    <meta:editing-duration>PT3M37S</meta:editing-duration>
    <meta:editing-cycles>1</meta:editing-cycles>
    <meta:document-statistic meta:table-count="0" meta:image-count="0" meta:object-count="0" meta:page-count="6" meta:paragraph-count="128" meta:word-count="1724" meta:character-count="10907" meta:non-whitespace-character-count="9391"/>
    <meta:generator>LibreOffice/25.2.7.2$Windows_X86_64 LibreOffice_project/5cbfd1ab6520636bb5f7b99185aa69bd7456825d</meta:generator>
  </office:meta>
</office:document-meta>
</file>